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2B00000772262ACBDAC840256A.png" manifest:media-type="image/png"/>
  <manifest:file-entry manifest:full-path="Pictures/1000020100000AC50000052B7BF753A5C0929DE3.png" manifest:media-type="image/png"/>
  <manifest:file-entry manifest:full-path="Pictures/1000020100000AC50000052B9148F6ACA2F780B1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Pictures/10000201000007D1000005FDF6DAA3FC5243432B.png" manifest:media-type="image/png"/>
  <manifest:file-entry manifest:full-path="Pictures/1000020100000AC50000052BABDA8B42E6997B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guladores lineares de tensão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gr2" draw:text-style-name="P3" draw:layer="layout" svg:width="17.6cm" svg:height="13.484cm" svg:x="4.6cm" svg:y="1.2cm" presentation:class="graphic" presentation:user-transformed="true">
          <draw:image xlink:href="Pictures/10000201000007D1000005FDF6DAA3FC5243432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>
          <draw:text-box/>
        </draw:frame>
        <draw:frame draw:style-name="gr2" draw:text-style-name="P3" draw:layer="layout" svg:width="26.779cm" svg:height="12.85cm" svg:x="0.7cm" svg:y="2cm" presentation:class="graphic" presentation:user-transformed="true">
          <draw:image xlink:href="Pictures/1000020100000AC50000052BABDA8B42E6997B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>
          <draw:text-box/>
        </draw:frame>
        <draw:frame draw:style-name="gr2" draw:text-style-name="P3" draw:layer="layout" svg:width="26.779cm" svg:height="12.85cm" svg:x="0.7cm" svg:y="2cm" presentation:class="graphic" presentation:user-transformed="true">
          <draw:image xlink:href="Pictures/1000020100000AC50000052B7BF753A5C0929D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>
          <draw:text-box/>
        </draw:frame>
        <draw:frame draw:style-name="gr2" draw:text-style-name="P3" draw:layer="layout" svg:width="26.779cm" svg:height="12.85cm" svg:x="0.7cm" svg:y="2cm" presentation:class="graphic" presentation:user-transformed="true">
          <draw:image xlink:href="Pictures/1000020100000AC50000052B9148F6ACA2F780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>
          <draw:text-box/>
        </draw:frame>
        <draw:frame draw:style-name="gr2" draw:text-style-name="P3" draw:layer="layout" svg:width="20.109cm" svg:height="12.304cm" svg:x="3.8cm" svg:y="1.8cm" presentation:class="graphic" presentation:user-transformed="true">
          <draw:image xlink:href="Pictures/1000020100000C2B00000772262ACBDAC84025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17:25:27.403288562</meta:creation-date>
    <meta:editing-duration>PT3M40S</meta:editing-duration>
    <meta:editing-cycles>2</meta:editing-cycles>
    <meta:generator>LibreOffice/6.0.7.3$Linux_X86_64 LibreOffice_project/00m0$Build-3</meta:generator>
    <dc:title>Classy Red</dc:title>
    <dc:date>2020-01-16T17:29:07.056334447</dc:date>
    <meta:document-statistic meta:object-count="61"/>
  </office:meta>
</office:document-meta>
</file>